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ichard “Dick” Biehl – 1<text:span text:style-name="T1">st</text:span> Infantry Division – D-Day </text:p>
      <text:p text:style-name="Standard"/>
      <text:p text:style-name="Standard">Born in Temple, PA</text:p>
      <text:p text:style-name="Standard"/>
      <text:p text:style-name="Standard">On pearl harbor day he was playing football with his friends and he went home and his parents told him to listen to the radio</text:p>
      <text:p text:style-name="Standard"><text:tab/>Robert Trout said that the Japanese attacked the base at Pearl Harbor</text:p>
      <text:p text:style-name="Standard"/>
      <text:p text:style-name="Standard">Biehl graduated highschool in 1941 June</text:p>
      <text:p text:style-name="Standard"><text:tab/>he was drafted in 1943 and he chose the Army </text:p>
      <text:p text:style-name="Standard"/>
      <text:p text:style-name="Standard">He was sent to Fort McClellen in Alabama in Feburary of 1943 to train for the infantry </text:p>
      <text:p text:style-name="Standard"><text:tab/>when he arrived there, the training schedule of 13 weeks had already gotten under way, he was two weeks late </text:p>
      <text:p text:style-name="Standard"><text:tab/>he was assigned to a platoon and after two weeks he got Pheumonia </text:p>
      <text:p text:style-name="Standard"><text:tab/><text:tab/>when he got back the platoon was on rifle training </text:p>
      <text:p text:style-name="Standard">he barely made it with a score of 235 of 300</text:p>
      <text:p text:style-name="Standard"/>
      <text:p text:style-name="Standard">He was sent to a camp in PA </text:p>
      <text:p text:style-name="Standard"><text:tab/>for a short time then he moved to Newport News, VA </text:p>
      <text:p text:style-name="Standard"><text:tab/>he went on a troop ship The west point and he was bound for Casabalnca in Morroco</text:p>
      <text:p text:style-name="Standard"><text:tab/>he was sent as a replacement for the battle that just ended in Africa </text:p>
      <text:p text:style-name="Standard"/>
      <text:p text:style-name="Standard"><text:tab/>The ship zig-zagged in the water </text:p>
      <text:p text:style-name="Standard"><text:tab/><text:tab/>one wek later he was in Morroco</text:p>
      <text:p text:style-name="Standard"/>
      <text:p text:style-name="Standard"><text:tab/>Casablanca was a beautiful city </text:p>
      <text:p text:style-name="Standard"><text:tab/><text:tab/>he was taken to a tent camp and he went through training in the mornings due to the mid <text:tab/><text:tab/>day heat </text:p>
      <text:p text:style-name="Standard"><text:tab/>early morning rises – at 4:00am </text:p>
      <text:p text:style-name="Standard"><text:tab/><text:tab/>he went to the harbor to where trucks were to be driven over with replacement soldiers </text:p>
      <text:p text:style-name="Standard"><text:tab/><text:tab/>they traveled for a week over north coast of Africa </text:p>
      <text:p text:style-name="Standard"><text:tab/><text:tab/>when they got to Tunisia they started to see the war </text:p>
      <text:p text:style-name="Standard"><text:tab/><text:tab/><text:tab/>they saw Italian POW's who wanted their Cigarettes </text:p>
      <text:p text:style-name="Standard"><text:tab/><text:tab/></text:p>
      <text:p text:style-name="Standard"><text:tab/>The heard that Sicily was just Invaded</text:p>
      <text:p text:style-name="Standard"><text:tab/><text:tab/>they issued him Masquito netting and sunglasses </text:p>
      <text:p text:style-name="Standard"><text:tab/><text:tab/>Bazerdi was a huge cache for German weapons from the Afrika Korps</text:p>
      <text:p text:style-name="Standard"/>
      <text:p text:style-name="Standard"><text:tab/>He stood on a giant truck and as far as he could see there was equiptment with the German's symbol all over it <text:s/></text:p>
      <text:p text:style-name="Standard"/>
      <text:p text:style-name="Standard"><text:tab/>A couple of days later he was placed on ACT's and they went to Sicily </text:p>
      <text:p text:style-name="Standard"><text:tab/><text:tab/>the Invasion had taken a few days before </text:p>
      <text:p text:style-name="Standard"><text:tab/><text:tab/>he was told to stay on the beach and that they would be collected by a unit </text:p>
      <text:p text:style-name="Standard"/>
      <text:p text:style-name="Standard"><text:tab/>The 1<text:span text:style-name="T1">st</text:span> infantry had suffered some heavy losses </text:p>
      <text:p text:style-name="Standard"><text:tab/><text:tab/>soon he could hear artillery fire from both allies and Axis </text:p>
      <text:p text:style-name="Standard"/>
      <text:p text:style-name="Standard"><text:soft-page-break/><text:tab/>He was assigned to the 1<text:span text:style-name="T1">st</text:span> squad <text:tab/></text:p>
      <text:p text:style-name="Standard"><text:tab/><text:tab/>he was the first scout, he carried a Springfield rifle </text:p>
      <text:p text:style-name="Standard"><text:tab/>He arrived at the front </text:p>
      <text:p text:style-name="Standard"><text:tab/><text:tab/>the units boardering the left was the British 8<text:span text:style-name="T1">th</text:span> army and on the right was several divisions of the US army </text:p>
      <text:p text:style-name="Standard"/>
      <text:p text:style-name="Standard">He arrived clsoe to Mt. Etna </text:p>
      <text:p text:style-name="Standard"><text:tab/>Sicily was vry hot and dry and at night it was cold in the mountains </text:p>
      <text:p text:style-name="Standard"><text:tab/>As a scout, you have the feeling the whole world is watching you </text:p>
      <text:p text:style-name="Standard"><text:tab/></text:p>
      <text:p text:style-name="Standard">The final moments were outside troiena</text:p>
      <text:p text:style-name="Standard"><text:tab/>the Germans and Italians were not willing to give up their position </text:p>
      <text:p text:style-name="Standard">P-51 planes were used as dive bombers to break the Axis lines </text:p>
      <text:p text:style-name="Standard"><text:tab/>Liberating the Island took about 45 days </text:p>
      <text:p text:style-name="Standard"><text:tab/>they retreated to the invasion beach head</text:p>
      <text:p text:style-name="Standard"><text:tab/><text:tab/>they were given replacement equiptment and told they would be leaving the Island </text:p>
      <text:p text:style-name="Standard"><text:tab/>The Third army division was sent to Invade Italy </text:p>
      <text:p text:style-name="Standard"/>
      <text:p text:style-name="Standard">They were told to pack up and they would be leaving the island for an unknown destination </text:p>
      <text:p text:style-name="Standard"><text:tab/>they went to Siracusa and the boarded a British troop ship, they were told they were going to England </text:p>
      <text:p text:style-name="Standard"><text:tab/>the Convoy, it was huge </text:p>
      <text:p text:style-name="Standard"><text:tab/><text:tab/>they were escorted by destroyers and frigates </text:p>
      <text:p text:style-name="Standard"><text:tab/><text:tab/>on board they were told to wash their clothes </text:p>
      <text:p text:style-name="Standard"><text:tab/><text:tab/>and their helmets painted to prepare for inspection</text:p>
      <text:p text:style-name="Standard"><text:tab/>They arrived in Grenwich, scotland </text:p>
      <text:p text:style-name="Standard"><text:tab/><text:tab/>he was given a true homecoming </text:p>
      <text:p text:style-name="Standard"><text:tab/><text:tab/>thousands of Soldiers were like this </text:p>
      <text:p text:style-name="Standard"><text:tab/></text:p>
      <text:p text:style-name="Standard"><text:tab/>Many people greeted them </text:p>
      <text:p text:style-name="Standard"><text:tab/><text:tab/>they were placed on trains to Dorsett County </text:p>
      <text:p text:style-name="Standard"><text:tab/><text:tab/><text:tab/>placed in private homes close to other divisions </text:p>
      <text:p text:style-name="Standard"><text:tab/><text:tab/></text:p>
      <text:p text:style-name="Standard"><text:tab/>He gained stripes during his time in sicily </text:p>
      <text:p text:style-name="Standard"><text:tab/><text:tab/>he trained for Normandy the training was dificult and streniuous </text:p>
      <text:p text:style-name="Standard"><text:tab/><text:tab/>mortar crews were being trained </text:p>
      <text:p text:style-name="Standard"><text:tab/><text:tab/>lots of night training </text:p>
      <text:p text:style-name="Standard"/>
      <text:p text:style-name="Standard">he was then sent to Blandford </text:p>
      <text:p text:style-name="Standard"><text:tab/>then to Plymoth at t British army camp</text:p>
      <text:p text:style-name="Standard"><text:tab/><text:tab/>he was given vaccinations </text:p>
      <text:p text:style-name="Standard"><text:tab/><text:tab/>clothing that was treated with chemicals in case of Gas warfare</text:p>
      <text:p text:style-name="Standard"><text:tab/><text:tab/>given haircuts </text:p>
      <text:p text:style-name="Standard"><text:tab/><text:tab/><text:tab/>if they had any cash get rid of it and write letters home</text:p>
      <text:p text:style-name="Standard"><text:tab/><text:tab/>unlimited chocolate and cigarettes </text:p>
      <text:p text:style-name="Standard"><text:tab/><text:tab/></text:p>
      <text:p text:style-name="Standard"><text:tab/>Morning of June 2<text:span text:style-name="T1">nd</text:span> they were told they would be leaving and they would march to the harbor </text:p>
      <text:p text:style-name="Standard"><text:tab/><text:tab/>the british people had un easy facial expressions </text:p>
      <text:p text:style-name="Standard"/>
      <text:p text:style-name="Standard"><text:soft-page-break/><text:tab/>They boarded boats and they were told they were going to Normandy, for a place code named <text:tab/>Omaha</text:p>
      <text:p text:style-name="Standard"><text:tab/><text:tab/>They set sail June 4<text:span text:style-name="T1">th</text:span> </text:p>
      <text:p text:style-name="Standard"><text:tab/><text:tab/><text:tab/>the original date was June 5<text:span text:style-name="T1">th</text:span> </text:p>
      <text:p text:style-name="Standard"><text:tab/><text:tab/></text:p>
      <text:p text:style-name="Standard">They set sail June 5<text:span text:style-name="T1">th</text:span> and they went to Omaha Beach </text:p>
      <text:p text:style-name="Standard"><text:tab/>the first view of the beach was 2 miles out </text:p>
      <text:p text:style-name="Standard"><text:tab/><text:tab/>he saw smoke, flames, horrible noise </text:p>
      <text:p text:style-name="Standard"><text:tab/>his boat was on a sand bar stuck, the Lt. Told the company commander they had to disembark </text:p>
      <text:p text:style-name="Standard"/>
      <text:p text:style-name="Standard">Biehl was the first off on the Port side </text:p>
      <text:p text:style-name="Standard"><text:tab/>there was water up to his chest </text:p>
      <text:p text:style-name="Standard"><text:tab/>the artillery fire was hitting the water and soon the medics were approaching the vessels with <text:tab/>wounded </text:p>
      <text:p text:style-name="Standard"/>
      <text:p text:style-name="Standard">The wounded men were placed in landing craft to return to engalnd </text:p>
      <text:p text:style-name="Standard"><text:tab/></text:p>
      <text:p text:style-name="Standard">He arrived on the beach and there was chaos</text:p>
      <text:p text:style-name="Standard"><text:tab/>there was Landing craft on fire, there were broken weapons, personal items, two tanks which <text:tab/>were disabled </text:p>
      <text:p text:style-name="Standard"><text:tab/>small arms fire had been silenced </text:p>
      <text:p text:style-name="Standard"><text:tab/><text:tab/>sniper and artillery fire was high </text:p>
      <text:p text:style-name="Standard"><text:tab/>8-9 casualties from mines and shrapnal </text:p>
      <text:p text:style-name="Standard"/>
      <text:p text:style-name="Standard">One of the men in the division walked into a mine field </text:p>
      <text:p text:style-name="Standard"><text:tab/>he was lying in the mine field he had to wait for engineers to get him out </text:p>
      <text:p text:style-name="Standard"/>
      <text:p text:style-name="Standard">They waited at the bluff until their commander could find company HQ</text:p>
      <text:p text:style-name="Standard"><text:tab/>the Artillery and mortar fire almost hit them on the bluff </text:p>
      <text:p text:style-name="Standard"><text:tab/>He saw the bodies floating in the water </text:p>
      <text:p text:style-name="Standard"><text:tab/><text:tab/>utter destruction </text:p>
      <text:p text:style-name="Standard"><text:tab/></text:p>
      <text:p text:style-name="Standard">he stayed their for some time </text:p>
      <text:p text:style-name="Standard"><text:tab/>then they moved out </text:p>
      <text:p text:style-name="Standard"><text:tab/>they were very exhausted at this time </text:p>
      <text:p text:style-name="Standard"><text:tab/>they were given the objective to take the town of Covie</text:p>
      <text:p text:style-name="Standard"><text:tab/></text:p>
      <text:p text:style-name="Standard">when they made it over the bluff the Machine guns fired at them </text:p>
      <text:p text:style-name="Standard"><text:tab/>they </text:p>
      <text:p text:style-name="Standard">the beach was 7000 yards in length </text:p>
      <text:p text:style-name="Standard"><text:tab/>there were 85 Pillboxes, 85 machine gun posts, 19 artillery posts belonging to the Germans </text:p>
      <text:p text:style-name="Standard">That night Biehl found shelter under a clump of bushes </text:p>
      <text:p text:style-name="Standard"><text:tab/></text:p>
      <text:p text:style-name="Standard">next morning they moved out and their objectives were scratched and they moved inland </text:p>
      <text:p text:style-name="Standard"><text:tab/>fighting pockets of resistance here and there </text:p>
      <text:p text:style-name="Standard"><text:tab/>in strange terrain </text:p>
      <text:p text:style-name="Standard"><text:tab/><text:tab/>hedgerows lines the fields </text:p>
      <text:p text:style-name="Standard"><text:tab/><text:tab/>tanks could not move through them </text:p>
      <text:p text:style-name="Standard"><text:tab/><text:tab/><text:tab/>making them vulnerable </text:p>
      <text:p text:style-name="Standard"><text:soft-page-break/><text:tab/>Until the Tank Dozer was created, to move thorough these fields </text:p>
      <text:p text:style-name="Standard"><text:tab/>50-100 per advance </text:p>
      <text:p text:style-name="Standard"><text:tab/></text:p>
      <text:p text:style-name="Standard"><text:tab/>they made it 12-14 miles into Comaux</text:p>
      <text:p text:style-name="Standard"><text:tab/><text:tab/>they set up a defensive position to assist the British and Canadians</text:p>
      <text:p text:style-name="Standard"><text:tab/><text:tab/></text:p>
      <text:p text:style-name="Standard">In their defensive position, they saw the city of Caen</text:p>
      <text:p text:style-name="Standard"><text:tab/>a vital transportation center </text:p>
      <text:p text:style-name="Standard"><text:tab/><text:tab/>rail, canal and Airfield </text:p>
      <text:p text:style-name="Standard"><text:tab/>The allies wanted the airfield </text:p>
      <text:p text:style-name="Standard"><text:tab/><text:tab/>he was given the mission to secure the arifield </text:p>
      <text:p text:style-name="Standard"><text:tab/><text:tab/>they faced the SS Panzer Division </text:p>
      <text:p text:style-name="Standard"><text:tab/><text:tab/>Biehl did not have to face them </text:p>
      <text:p text:style-name="Standard"><text:tab/>On July 3<text:span text:style-name="T1">rd</text:span> they were told the next day there would be no activity from 8am to 12 noon </text:p>
      <text:p text:style-name="Standard"><text:tab/><text:tab/>there was to be an exchange of captured nurses </text:p>
      <text:p text:style-name="Standard"><text:tab/><text:tab/><text:tab/>two German nurses and two american Nurses </text:p>
      <text:p text:style-name="Standard"><text:tab/><text:tab/><text:tab/>there was a four hour truce </text:p>
      <text:p text:style-name="Standard"><text:tab/><text:tab/><text:tab/><text:tab/>a german Ambulance with an officer and a Sergent </text:p>
      <text:p text:style-name="Standard"><text:tab/><text:tab/><text:tab/><text:tab/>and an american amublance with a captain and a sergent </text:p>
      <text:p text:style-name="Standard"><text:tab/><text:tab/><text:tab/>they got a brief rest and and they got a chance to rest for the first time since <text:tab/><text:tab/><text:tab/><text:tab/>England </text:p>
      <text:p text:style-name="Standard"><text:tab/>He filled his helmet with water and he washed all his clothes </text:p>
      <text:p text:style-name="Standard"><text:tab/><text:tab/>at 12 Noon the truce would end </text:p>
      <text:p text:style-name="Standard"><text:tab/><text:tab/><text:tab/>right on the hour the Americans fired Artillery </text:p>
      <text:p text:style-name="Standard"/>
      <text:p text:style-name="Standard">Normandy was a battle of attrition </text:p>
      <text:p text:style-name="Standard"><text:tab/>Saturation bombing was sent to cause the break out of the german forces</text:p>
      <text:p text:style-name="Standard"><text:tab/><text:tab/>they heard a loud drone and he saw a mass of bombers 2500 of them </text:p>
      <text:p text:style-name="Standard"><text:tab/><text:tab/>bombing the German positions </text:p>
      <text:p text:style-name="Standard"><text:tab/><text:tab/><text:tab/>the heavy artilley was firing at the same time </text:p>
      <text:p text:style-name="Standard"/>
      <text:p text:style-name="Standard"><text:tab/>then the units moved out and they moved towards Belgum </text:p>
      <text:p text:style-name="Standard"><text:tab/><text:tab/>one counter attack </text:p>
      <text:p text:style-name="Standard"><text:tab/><text:tab/><text:tab/>by 7<text:span text:style-name="T1">th</text:span> German Army </text:p>
      <text:p text:style-name="Standard"><text:tab/>They wanted to go to Paris </text:p>
      <text:p text:style-name="Standard"><text:tab/><text:tab/>those who did were warmly greated </text:p>
      <text:p text:style-name="Standard"><text:tab/><text:tab/></text:p>
      <text:p text:style-name="Standard">Operation Tiger </text:p>
      <text:p text:style-name="Standard"><text:tab/>he had no knowledge of this, it was a well kept secret </text:p>
      <text:p text:style-name="Standard"><text:tab/><text:tab/>German U-boats were involved </text:p>
      <text:p text:style-name="Standard"><text:tab/></text:p>
      <text:p text:style-name="Standard">Expectations of the battle </text:p>
      <text:p text:style-name="Standard"><text:tab/>reality arrived in the form of the 352<text:span text:style-name="T1">nd</text:span> German Infantry division</text:p>
      <text:p text:style-name="Standard"><text:tab/>they were told those Germans were there for rest </text:p>
      <text:p text:style-name="Standard"><text:tab/><text:tab/>that battle was not expected </text:p>
      <text:p text:style-name="Standard"/>
      <text:p text:style-name="Standard">The Germans were well trained and had good equiptment </text:p>
      <text:p text:style-name="Standard"><text:tab/>demanded respect </text:p>
      <text:p text:style-name="Standard"><text:tab/>the SS were not highly respected </text:p>
      <text:p text:style-name="Standard"><text:soft-page-break/><text:tab/><text:tab/>the Canadian Soldiers were murdered by SS </text:p>
      <text:p text:style-name="Standard"><text:tab/>Paratroopers were reluctant to surrender </text:p>
      <text:p text:style-name="Standard"/>
      <text:p text:style-name="Standard"/>
      <text:p text:style-name="Standard">Particular Officers who helped </text:p>
      <text:p text:style-name="Standard"><text:tab/>he does not recall any officers </text:p>
      <text:p text:style-name="Standard"><text:tab/>Fleetwood was a commander at MacClellen </text:p>
      <text:p text:style-name="Standard"><text:tab/></text:p>
      <text:p text:style-name="Standard">Capt. Seatman was a good leader </text:p>
      <text:p text:style-name="Standard">Lt. Zolwig was highly respected </text:p>
      <text:p text:style-name="Standard">Capt. Simon </text:p>
      <text:p text:style-name="Standard"><text:tab/>killed in Auchen by stepping on a mine </text:p>
      <text:p text:style-name="Standard">Three fellows had battlefield commision </text:p>
      <text:p text:style-name="Standard"><text:tab/>Namath - Africa</text:p>
      <text:p text:style-name="Standard"><text:tab/>Cunningham- Battle of Bulge </text:p>
      <text:p text:style-name="Standard"><text:tab/>not sure of third </text:p>
      <text:p text:style-name="Standard"/>
      <text:p text:style-name="Standard">did he know about the war crimes </text:p>
      <text:p text:style-name="Standard"><text:tab/>nothing, not a word </text:p>
      <text:p text:style-name="Standard"><text:tab/>not aware of any large scale atrocities </text:p>
      <text:p text:style-name="Standard">He knew the Gestapo were unkind to resistance fighters </text:p>
      <text:p text:style-name="Standard"><text:tab/>French resistance was a great help </text:p>
      <text:p text:style-name="Standard"/>
      <text:p text:style-name="Standard"><text:tab/></text:p>
      <text:p text:style-name="Standard">He had little interaction with famous war Generals </text:p>
      <text:p text:style-name="Standard"><text:tab/>their commanding General occupyed an Italian Villa </text:p>
      <text:p text:style-name="Standard"><text:tab/></text:p>
      <text:p text:style-name="Standard">He held guard duty here and this was known to be a blessing </text:p>
      <text:p text:style-name="Standard"><text:tab/></text:p>
      <text:p text:style-name="Standard">Patton spoke to he and his division briefly before he went to England </text:p>
      <text:p text:style-name="Standard">Montgomery visited them in early March </text:p>
      <text:p text:style-name="Standard"><text:tab/>Biehl was 20 feet from him </text:p>
      <text:p text:style-name="Standard"><text:tab/>he had blue eyes </text:p>
      <text:p text:style-name="Standard"><text:tab/></text:p>
      <text:p text:style-name="Standard">they were not privy to that information</text:p>
      <text:p text:style-name="Standard"><text:tab/></text:p>
      <text:p text:style-name="Standard">Decorations by end of the war</text:p>
      <text:p text:style-name="Standard"><text:tab/>1<text:span text:style-name="T1">st</text:span> infantry was formed in world war I</text:p>
      <text:p text:style-name="Standard"><text:tab/>it was formed before the war began </text:p>
      <text:p text:style-name="Standard"><text:tab/><text:tab/>they led the US in Africa, Sicily and Normandy</text:p>
      <text:p text:style-name="Standard"><text:tab/>They were cocky, they had the atitude of the Marines </text:p>
      <text:p text:style-name="Standard"><text:tab/><text:tab/>wearing that (1) was and honor and a privilage </text:p>
      <text:p text:style-name="Standard"><text:tab/></text:p>
      <text:p text:style-name="Standard">he had </text:p>
      <text:p text:style-name="Standard"><text:tab/>The combat Infanty badge </text:p>
      <text:p text:style-name="Standard"><text:tab/>4 battle stars </text:p>
      <text:p text:style-name="Standard"><text:tab/>the Bronze Star </text:p>
      <text:p text:style-name="Standard">after the war on a trip to Normandy and Belgum </text:p>
      <text:p text:style-name="Standard"><text:tab/>he was awarded Belgum Victory Medal </text:p>
      <text:p text:style-name="Standard"><text:soft-page-break/><text:tab/>he was given Knight's cross, French Legion of Honor </text:p>
      <text:p text:style-name="Standard"><text:tab/></text:p>
      <text:p text:style-name="Standard">there are so many more who deserve it more than I do </text:p>
      <text:p text:style-name="Standard"><text:tab/>he dedicated the medal of the french legion to 1<text:span text:style-name="T1">st</text:span> army division</text:p>
      <text:p text:style-name="Standard"/>
      <text:p text:style-name="Standard">Letters from home were always welcome </text:p>
      <text:p text:style-name="Standard"><text:tab/>mail that they sent was heavily sensored of course </text:p>
      <text:p text:style-name="Standard"><text:tab/>one of his letters was destoryed due to content of the letter </text:p>
      <text:p text:style-name="Standard"/>
      <text:p text:style-name="Standard">Recreation in England</text:p>
      <text:p text:style-name="Standard"><text:tab/>Softball, Volleyball, football, Radio <text:s/></text:p>
      <text:p text:style-name="Standard"><text:tab/>going down town for a beer </text:p>
      <text:p text:style-name="Standard"><text:tab/>holidays they arrived in England in 1943, they were told a few days before thanksgiving they were told they would get a meal </text:p>
      <text:p text:style-name="Standard"><text:tab/>if they had friends from the local area they could bring them </text:p>
      <text:p text:style-name="Standard"/>
      <text:p text:style-name="Standard">They met some people and they asked for canned fruit </text:p>
      <text:p text:style-name="Standard"><text:tab/>they got everything they wanted and more </text:p>
      <text:p text:style-name="Standard"/>
      <text:p text:style-name="Standard">Officer </text:p>
      <text:p text:style-name="Standard"><text:tab/>Badly wounded in Africa </text:p>
      <text:p text:style-name="Standard"><text:tab/>the Germans left him to die </text:p>
      <text:p text:style-name="Standard"><text:tab/><text:tab/>he crawled back to a company outpost </text:p>
      <text:p text:style-name="Standard"><text:tab/><text:tab/>he went to a hospital and he joined Biehl in Swanage by Christmas</text:p>
      <text:p text:style-name="Standard"/>
      <text:p text:style-name="Standard"/>
      <text:p text:style-name="Standard">2 weeks, 12 days in Normandy </text:p>
      <text:p text:style-name="Standard"><text:tab/>one morning </text:p>
      <text:p text:style-name="Standard"><text:tab/><text:tab/>Three Germans with machine pistols crawled into an American post </text:p>
      <text:p text:style-name="Standard"><text:tab/><text:tab/>killed all the soldiers including the Lt. That just married </text:p>
      <text:p text:style-name="Standard"><text:tab/><text:tab/>some of the men actually cried </text:p>
      <text:p text:style-name="Standard"><text:tab/><text:tab/></text:p>
      <text:p text:style-name="Standard">WWII Memorial </text:p>
      <text:p text:style-name="Standard"><text:tab/>It's well done </text:p>
      <text:p text:style-name="Standard"><text:tab/>the location is the best that could be found </text:p>
      <text:p text:style-name="Standard"><text:tab/>its meaningful, covers just about every aspect of WW2</text:p>
      <text:p text:style-name="Standard"><text:tab/>TV programs are meaningful until they are too hollywood </text:p>
      <text:p text:style-name="Standard"><text:tab/><text:tab/>sometimes the factual aspects are cast aside </text:p>
      <text:p text:style-name="Standard"><text:tab/>He was a grand Marshal of Memorial day Parade </text:p>
      <text:p text:style-name="Standard"><text:tab/><text:tab/>it was an Honor to part of the community program </text:p>
      <text:p text:style-name="Standard"/>
      <text:p text:style-name="Standard"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4:56:33</meta:creation-date>
    <meta:document-statistic meta:table-count="0" meta:image-count="0" meta:object-count="0" meta:page-count="6" meta:paragraph-count="243" meta:word-count="1878" meta:character-count="10446"/>
    <dc:date>2017-03-26T16:19:00</dc:date>
    <meta:editing-duration>PT1H21M40S</meta:editing-duration>
    <meta:editing-cycles>1</meta:editing-cycles>
    <meta:generator>OpenOffice.org/3.4.1$Unix OpenOffice.org_project/341m1$Build-9593</meta:generator>
  </office:meta>
</office:document-meta>
</file>